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: twinAnalysis</text:span></text:p>
      <text:p text:style-name="P1"><text:span text:style-name="T1">Maintainer: &lt;datashield@obiba.org&gt;</text:span></text:p>
      <text:p text:style-name="P1"><text:span text:style-name="T1">Author: &lt;datashield@obiba.org&gt;</text:span></text:p>
      <text:p text:style-name="P1"><text:span text:style-name="T1">Version: 1.0</text:span></text:p>
      <text:p text:style-name="P1"><text:span text:style-name="T1">License: GPL-3</text:span></text:p>
      <text:p text:style-name="P1"><text:span text:style-name="T1">Title: Twin analysis methods (server)</text:span></text:p>
      <text:p text:style-name="P1"><text:span text:style-name="T1">Description: Twin analysis methods (server)</text:span></text:p>
      <text:p text:style-name="P1"><text:span text:style-name="T1">Collate:</text:span></text:p>
      <text:p text:style-name="P1"><text:span text:style-name="T1"><text:s text:c="4"/>'mxMatrix.R'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